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ad33" officeooo:paragraph-rsid="001dad33"/>
    </style:style>
    <style:style style:name="P2" style:family="paragraph" style:parent-style-name="Standard" style:list-style-name="L1">
      <style:text-properties officeooo:rsid="001e5b7a" officeooo:paragraph-rsid="001e5b7a"/>
    </style:style>
    <style:style style:name="P3" style:family="paragraph" style:parent-style-name="Standard" style:list-style-name="L1">
      <style:text-properties officeooo:rsid="001e5b7a" officeooo:paragraph-rsid="001e5b7a" fo:background-color="#ffff00"/>
    </style:style>
    <style:style style:name="P4" style:family="paragraph" style:parent-style-name="Standard" style:list-style-name="L1">
      <style:text-properties officeooo:rsid="001f8f12" officeooo:paragraph-rsid="001f8f12" fo:background-color="#ffff00"/>
    </style:style>
    <style:style style:name="P5" style:family="paragraph" style:parent-style-name="Standard" style:list-style-name="L1">
      <style:text-properties officeooo:rsid="001dad33" officeooo:paragraph-rsid="001dad33" fo:background-color="#ffff00"/>
    </style:style>
    <style:style style:name="P6" style:family="paragraph" style:parent-style-name="Standard" style:list-style-name="L1">
      <style:text-properties officeooo:rsid="0026f300" officeooo:paragraph-rsid="0026f300" fo:background-color="#ffff00"/>
    </style:style>
    <style:style style:name="P7" style:family="paragraph" style:parent-style-name="Standard" style:list-style-name="L1">
      <style:text-properties officeooo:rsid="00281dad" officeooo:paragraph-rsid="00281dad" fo:background-color="#ffff00"/>
    </style:style>
    <style:style style:name="P8" style:family="paragraph" style:parent-style-name="Standard" style:list-style-name="L1">
      <style:text-properties officeooo:rsid="00217197" officeooo:paragraph-rsid="00217197"/>
    </style:style>
    <style:style style:name="P9" style:family="paragraph" style:parent-style-name="Standard" style:list-style-name="L1">
      <style:text-properties fo:font-weight="normal" officeooo:rsid="001dad33" officeooo:paragraph-rsid="001dad33" fo:background-color="#ffff00" style:font-weight-asian="normal" style:font-weight-complex="normal"/>
    </style:style>
    <style:style style:name="P10" style:family="paragraph" style:parent-style-name="Standard" style:list-style-name="L1">
      <style:text-properties officeooo:rsid="00281dad" officeooo:paragraph-rsid="00281dad"/>
    </style:style>
    <style:style style:name="P11" style:family="paragraph" style:parent-style-name="Standard">
      <style:text-properties officeooo:rsid="002b3b1a" officeooo:paragraph-rsid="002b3b1a"/>
    </style:style>
    <style:style style:name="P12" style:family="paragraph" style:parent-style-name="Standard" style:list-style-name="L1">
      <style:text-properties officeooo:rsid="002ce6e2" officeooo:paragraph-rsid="002ce6e2"/>
    </style:style>
    <style:style style:name="P13" style:family="paragraph" style:parent-style-name="Standard" style:list-style-name="L1">
      <style:text-properties officeooo:rsid="002ed1c1" officeooo:paragraph-rsid="002ed1c1"/>
    </style:style>
    <style:style style:name="P14" style:family="paragraph" style:parent-style-name="Standard" style:list-style-name="L1">
      <style:text-properties officeooo:rsid="002fdc5e" officeooo:paragraph-rsid="002fdc5e"/>
    </style:style>
    <style:style style:name="P15" style:family="paragraph" style:parent-style-name="Standard" style:list-style-name="L1">
      <style:text-properties officeooo:rsid="003246ca" officeooo:paragraph-rsid="003246ca"/>
    </style:style>
    <style:style style:name="P16" style:family="paragraph" style:parent-style-name="Standard" style:list-style-name="L1">
      <style:text-properties officeooo:rsid="0033d93a" officeooo:paragraph-rsid="0033d93a"/>
    </style:style>
    <style:style style:name="T1" style:family="text">
      <style:text-properties officeooo:rsid="0021ed17"/>
    </style:style>
    <style:style style:name="T2" style:family="text">
      <style:text-properties officeooo:rsid="002228a8"/>
    </style:style>
    <style:style style:name="T3" style:family="text">
      <style:text-properties officeooo:rsid="0029d6e8"/>
    </style:style>
    <style:style style:name="T4" style:family="text">
      <style:text-properties officeooo:rsid="0031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Yellow entries are already done</text:p>
      <text:p text:style-name="P11"/>
      <text:list xml:id="list2736501617258832694" text:style-name="L1">
        <text:list-item>
          <text:p text:style-name="P1">Languages</text:p>
          <text:list>
            <text:list-item>
              <text:p text:style-name="P7">Allow selection of setup language</text:p>
            </text:list-item>
            <text:list-item>
              <text:p text:style-name="P10">Allow multi<text:span text:style-name="T3">lingual setup</text:span>.</text:p>
            </text:list-item>
          </text:list>
        </text:list-item>
        <text:list-item>
          <text:p text:style-name="P1">Installation process</text:p>
          <text:list>
            <text:list-item>
              <text:p text:style-name="P9">Allow extraction olny, full install only, or both</text:p>
            </text:list-item>
            <text:list-item>
              <text:p text:style-name="P1">List of obsolete files which will be deleted on next install</text:p>
            </text:list-item>
            <text:list-item>
              <text:p text:style-name="P1">List of filetypes which the application can open</text:p>
            </text:list-item>
            <text:list-item>
              <text:p text:style-name="P1">List of filetypes which can be created (new -&gt; ...)</text:p>
            </text:list-item>
          </text:list>
        </text:list-item>
        <text:list-item>
          <text:p text:style-name="P1">Licenses</text:p>
          <text:list>
            <text:list-item>
              <text:p text:style-name="P6">Allow inclusion of own license</text:p>
            </text:list-item>
            <text:list-item>
              <text:p text:style-name="P5">List of licenses</text:p>
            </text:list-item>
            <text:list-item>
              <text:p text:style-name="P1">New licenses</text:p>
            </text:list-item>
          </text:list>
        </text:list-item>
        <text:list-item>
          <text:p text:style-name="P2">Files</text:p>
          <text:list>
            <text:list-item>
              <text:p text:style-name="P3">Optionally define own folder name in start menu</text:p>
            </text:list-item>
            <text:list-item>
              <text:p text:style-name="P3">Define registry folder on first generation. Later manually editable.</text:p>
            </text:list-item>
            <text:list-item>
              <text:p text:style-name="P4">Check, whether all values are set and not empty.</text:p>
            </text:list-item>
          </text:list>
        </text:list-item>
        <text:list-item>
          <text:p text:style-name="P2">Developer data</text:p>
          <text:list>
            <text:list-item>
              <text:p text:style-name="P3">Email address optional</text:p>
            </text:list-item>
          </text:list>
        </text:list-item>
        <text:list-item>
          <text:p text:style-name="P2">Update</text:p>
          <text:list>
            <text:list-item>
              <text:p text:style-name="P3">Make updater optional</text:p>
            </text:list-item>
            <text:list-item>
              <text:p text:style-name="P3"><text:span text:style-name="T2">Add selection</text:span> whether the update checker will start on every startup of the application or not or configurable</text:p>
            </text:list-item>
            <text:list-item>
              <text:p text:style-name="P8">Add button<text:span text:style-name="T1">s</text:span> to verify update links</text:p>
            </text:list-item>
            <text:list-item>
              <text:p text:style-name="P12">Create an ini file with the update informations after generation</text:p>
            </text:list-item>
            <text:list-item>
              <text:p text:style-name="P15">Let Update checker show the changelog</text:p>
            </text:list-item>
          </text:list>
        </text:list-item>
        <text:list-item>
          <text:p text:style-name="P2">Uninstallation</text:p>
          <text:list>
            <text:list-item>
              <text:p text:style-name="P2">Allow adding list with entries which will be deleted, too</text:p>
            </text:list-item>
          </text:list>
        </text:list-item>
        <text:list-item>
          <text:p text:style-name="P13">Generation</text:p>
          <text:list>
            <text:list-item>
              <text:p text:style-name="P13">Detect errors while generating installer</text:p>
            </text:list-item>
            <text:list-item>
              <text:p text:style-name="P16">Compress installation file</text:p>
            </text:list-item>
          </text:list>
        </text:list-item>
        <text:list-item>
          <text:p text:style-name="P14">UI</text:p>
          <text:list>
            <text:list-item>
              <text:p text:style-name="P14">Warn if user changes application ID</text:p>
            </text:list-item>
          </text:list>
        </text:list-item>
        <text:list-item>
          <text:p text:style-name="P14">General</text:p>
          <text:list>
            <text:list-item>
              <text:p text:style-name="P14">Make it possible not to use ahk scripts, but instead create an installer for a bunch of <text:span text:style-name="T4">already compiled </text:span>fil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8H55M40S</meta:editing-duration>
    <meta:editing-cycles>24</meta:editing-cycles>
    <meta:generator>LibreOffice/5.0.2.2$Windows_x86 LibreOffice_project/37b43f919e4de5eeaca9b9755ed688758a8251fe</meta:generator>
    <dc:date>2015-10-26T21:52:42.714000000</dc:date>
    <dc:creator>Paul Bichler</dc:creator>
    <meta:document-statistic meta:table-count="0" meta:image-count="0" meta:object-count="0" meta:page-count="1" meta:paragraph-count="34" meta:word-count="221" meta:character-count="1202" meta:non-whitespace-character-count="1048"/>
    <meta:user-defined meta:name="Info 1"/>
    <meta:user-defined meta:name="Info 2"/>
    <meta:user-defined meta:name="Info 3"/>
    <meta:user-defined meta:name="Info 4"/>
  </office:meta>
</office:document-meta>
</file>